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paragraph-properties fo:margin-top="0cm" fo:margin-bottom="0cm" style:contextual-spacing="false"/>
      <style:text-properties style:font-name="Times New Roman" fo:font-size="12pt" officeooo:rsid="0072fdc9" officeooo:paragraph-rsid="0072fdc9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/>
      <style:text-properties officeooo:paragraph-rsid="0072fdc9"/>
    </style:style>
    <style:style style:name="P4" style:family="paragraph" style:parent-style-name="Standard">
      <style:paragraph-properties fo:margin-top="0cm" fo:margin-bottom="0cm" style:contextual-spacing="false"/>
      <style:text-properties style:font-name="Monospace" fo:font-size="10pt" officeooo:rsid="006ceb49" officeooo:paragraph-rsid="006ceb49" style:font-size-asian="10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Monospace" fo:font-size="10pt" officeooo:rsid="0072fdc9" officeooo:paragraph-rsid="0072fdc9" style:font-size-asian="10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52a85c" officeooo:paragraph-rsid="004698f6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6ceb49" officeooo:paragraph-rsid="006ceb49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2fdc9" officeooo:paragraph-rsid="0072fdc9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5a58d" officeooo:paragraph-rsid="0075a58d" style:font-size-asian="12pt" style:font-size-complex="12pt"/>
    </style:style>
    <style:style style:name="T1" style:family="text">
      <style:text-properties officeooo:rsid="00726ead"/>
    </style:style>
    <style:style style:name="T2" style:family="text">
      <style:text-properties style:font-name="Monospace" fo:font-size="10pt" officeooo:rsid="0072fdc9" style:font-size-asian="10pt" style:font-size-complex="12pt"/>
    </style:style>
    <style:style style:name="T3" style:family="text">
      <style:text-properties fo:color="#000000" style:font-name="Monospace" fo:font-size="10pt" style:font-size-asian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te rendu d’activités de Michael Ory</text:p>
      <text:p text:style-name="P7">du 0<text:span text:style-name="T1">5</text:span>/<text:span text:style-name="T1">01</text:span>/201<text:span text:style-name="T1">5</text:span> au <text:span text:style-name="T1">30</text:span>/<text:span text:style-name="T1">01/</text:span>201<text:span text:style-name="T1">5</text:span></text:p>
      <text:p text:style-name="P6"/>
      <text:p text:style-name="P6"/>
      <text:p text:style-name="P8"/>
      <text:p text:style-name="P11">Implémentation de l'identification des nœuds systèmes grâce à un timestamp à 0. Ce changement à permis de suppressimer la classe SystemTClass.</text:p>
      <text:p text:style-name="P11"/>
      <text:p text:style-name="P11">Conception et implémentation du GenericHandler, ce dernier a pour rôle </text:p>
      <text:p text:style-name="P9"/>
      <text:p text:style-name="P4">SupersComputer does not return a node but the supers</text:p>
      <text:p text:style-name="P9"/>
      <text:p text:style-name="P10">GenericHandler</text:p>
      <text:p text:style-name="P10"/>
      <text:p text:style-name="P5">Native Implement Tree</text:p>
      <text:p text:style-name="P5">remove null filter components</text:p>
      <text:p text:style-name="P5">Refactor file system</text:p>
      <text:p text:style-name="P10"/>
      <text:p text:style-name="P3"><text:span text:style-name="T2">implement CyclicException : </text:span><text:span text:style-name="T3">The annoted class has a component with same name</text:span></text:p>
      <text:p text:style-name="P2"/>
      <text:p text:style-name="P5">Handler class hierachy</text:p>
      <text:p text:style-name="P2"/>
      <text:p text:style-name="P5">Start Engine after deployment</text:p>
      <text:p text:style-name="P2"/>
      <text:p text:style-name="P5">add tree with reliation exampl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1.286cm" fo:margin-bottom="0.71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8:21:58</meta:creation-date>
    <dc:date>2015-03-20T14:16:24.541948567</dc:date>
    <meta:editing-duration>P8DT16H32M59S</meta:editing-duration>
    <meta:editing-cycles>88</meta:editing-cycles>
    <meta:generator>LibreOffice/4.2.7.2$Linux_X86_64 LibreOffice_project/420m0$Build-2</meta:generator>
    <meta:print-date>2014-09-01T12:23:56.943113723</meta:print-date>
    <meta:document-statistic meta:table-count="0" meta:image-count="0" meta:object-count="0" meta:page-count="1" meta:paragraph-count="13" meta:word-count="85" meta:character-count="573" meta:non-whitespace-character-count="500"/>
  </office:meta>
</office:document-meta>
</file>